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TOC1" style:family="paragraph">
      <style:paragraph-properties>
        <style:tab-stops>
          <style:tab-stop style:type="right" style:leader-style="dotted" style:leader-text="." style:position="6.493in"/>
        </style:tab-stops>
      </style:paragraph-properties>
    </style:style>
    <style:style style:name="T3" style:parent-style-name="Hyperlink" style:family="text">
      <style:text-properties fo:language="en" fo:country="US"/>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TOC2" style:family="paragraph">
      <style:paragraph-properties>
        <style:tab-stops>
          <style:tab-stop style:type="right" style:leader-style="dotted" style:leader-text="." style:position="6.3402in"/>
        </style:tab-stops>
      </style:paragraph-properties>
    </style:style>
    <style:style style:name="T6" style:parent-style-name="Hyperlink" style:family="text">
      <style:text-properties fo:language="en" fo:country="US"/>
    </style:style>
    <style:style style:name="P7" style:parent-style-name="TOC3" style:family="paragraph">
      <style:paragraph-properties>
        <style:tab-stops>
          <style:tab-stop style:type="right" style:leader-style="dotted" style:leader-text="." style:position="6.1875in"/>
        </style:tab-stops>
      </style:paragraph-properties>
    </style:style>
    <style:style style:name="T8" style:parent-style-name="Hyperlink" style:family="text">
      <style:text-properties fo:language="en" fo:country="US"/>
    </style:style>
    <style:style style:name="P9" style:parent-style-name="TOC3" style:family="paragraph">
      <style:paragraph-properties>
        <style:tab-stops>
          <style:tab-stop style:type="right" style:leader-style="dotted" style:leader-text="." style:position="6.1875in"/>
        </style:tab-stops>
      </style:paragraph-properties>
    </style:style>
    <style:style style:name="T10" style:parent-style-name="Hyperlink" style:family="text">
      <style:text-properties fo:language="en" fo:country="US"/>
    </style:style>
    <style:style style:name="P11" style:parent-style-name="TOC3" style:family="paragraph">
      <style:paragraph-properties>
        <style:tab-stops>
          <style:tab-stop style:type="right" style:leader-style="dotted" style:leader-text="." style:position="6.1875in"/>
        </style:tab-stops>
      </style:paragraph-properties>
    </style:style>
    <style:style style:name="T12" style:parent-style-name="Hyperlink" style:family="text">
      <style:text-properties fo:language="en" fo:country="US"/>
    </style:style>
    <style:style style:name="P13" style:parent-style-name="TOC3" style:family="paragraph">
      <style:paragraph-properties>
        <style:tab-stops>
          <style:tab-stop style:type="right" style:leader-style="dotted" style:leader-text="." style:position="6.1875in"/>
        </style:tab-stops>
      </style:paragraph-properties>
    </style:style>
    <style:style style:name="T14" style:parent-style-name="Hyperlink" style:family="text">
      <style:text-properties fo:language="en" fo:country="US"/>
    </style:style>
    <style:style style:name="P15" style:parent-style-name="TOC3" style:family="paragraph">
      <style:paragraph-properties>
        <style:tab-stops>
          <style:tab-stop style:type="right" style:leader-style="dotted" style:leader-text="." style:position="6.1875in"/>
        </style:tab-stops>
      </style:paragraph-properties>
    </style:style>
    <style:style style:name="T16" style:parent-style-name="Hyperlink" style:family="text">
      <style:text-properties fo:language="en" fo:country="U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1875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1875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1875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1875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1875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1875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1875in"/>
        </style:tab-stops>
      </style:paragraph-properties>
    </style:style>
    <style:style style:name="P32" style:parent-style-name="Standard" style:family="paragraph">
      <style:text-properties fo:language="en" fo:country="US"/>
    </style:style>
    <style:style style:name="P33" style:parent-style-name="Heading2" style:family="paragraph">
      <style:text-properties fo:language="en" fo:country="US"/>
    </style:style>
    <style:style style:name="P34" style:parent-style-name="Heading2" style:family="paragraph">
      <style:text-properties fo:language="en" fo:country="US"/>
    </style:style>
    <style:style style:name="P35" style:parent-style-name="Heading2" style:family="paragraph">
      <style:text-properties fo:language="en" fo:country="US"/>
    </style:style>
    <style:style style:name="P36" style:parent-style-name="Heading2" style:family="paragraph">
      <style:text-properties fo:language="en" fo:country="US"/>
    </style:style>
    <style:style style:name="P37" style:parent-style-name="Heading2" style:family="paragraph">
      <style:text-properties fo:language="en" fo:country="US"/>
    </style:style>
    <style:style style:name="P38" style:parent-style-name="Heading2" style:family="paragraph">
      <style:text-properties fo:language="en" fo:country="US"/>
    </style:style>
    <style:style style:name="P39" style:parent-style-name="Heading2" style:family="paragraph">
      <style:text-properties fo:language="en" fo:country="US"/>
    </style:style>
    <style:style style:name="P40" style:parent-style-name="Normal" style:family="paragraph">
      <style:paragraph-properties fo:break-before="page"/>
    </style:style>
    <style:style style:name="P41" style:parent-style-name="Heading2" style:family="paragraph">
      <style:text-properties fo:language="en" fo:country="US"/>
    </style:style>
    <style:style style:name="P42" style:parent-style-name="Normal" style:family="paragraph">
      <style:text-properties fo:language="en" fo:country="US"/>
    </style:style>
    <style:style style:name="P43" style:parent-style-name="Heading3" style:family="paragraph">
      <style:text-properties fo:language="en" fo:country="US"/>
    </style:style>
    <style:style style:name="P44" style:parent-style-name="Normal" style:family="paragraph">
      <style:text-properties fo:language="en" fo:country="US"/>
    </style:style>
    <style:style style:name="P45" style:parent-style-name="Heading3" style:family="paragraph">
      <style:text-properties fo:language="en" fo:country="US"/>
    </style:style>
    <style:style style:name="P46" style:parent-style-name="Normal" style:family="paragraph">
      <style:text-properties fo:language="en" fo:country="US"/>
    </style:style>
    <style:style style:name="P47" style:parent-style-name="Heading3" style:family="paragraph">
      <style:text-properties fo:language="en" fo:country="US"/>
    </style:style>
    <style:style style:name="P48" style:parent-style-name="Normal" style:family="paragraph">
      <style:text-properties fo:language="en" fo:country="US"/>
    </style:style>
    <style:style style:name="P49" style:parent-style-name="Heading3" style:family="paragraph">
      <style:text-properties fo:language="en" fo:country="US"/>
    </style:style>
    <style:style style:name="P50" style:parent-style-name="Normal" style:family="paragraph">
      <style:text-properties fo:language="en" fo:country="US"/>
    </style:style>
    <style:style style:name="P51" style:parent-style-name="Heading3" style:family="paragraph">
      <style:text-properties fo:language="en" fo:country="US"/>
    </style:style>
    <style:style style:name="P52" style:parent-style-name="Normal" style:family="paragraph">
      <style:text-properties fo:language="en" fo:country="US"/>
    </style:style>
    <style:style style:name="P53" style:parent-style-name="Heading2" style:family="paragraph">
      <style:text-properties fo:language="en" fo:country="US"/>
    </style:style>
    <style:style style:name="P54" style:parent-style-name="Heading3" style:family="paragraph">
      <style:text-properties fo:language="en" fo:country="US"/>
    </style:style>
    <style:style style:name="P55" style:parent-style-name="Standard" style:family="paragraph">
      <style:text-properties style:font-name="Calibri" style:font-name-complex="Calibri" fo:language="en" fo:country="US"/>
    </style:style>
    <style:style style:name="P56" style:parent-style-name="Heading3" style:family="paragraph">
      <style:text-properties fo:language="en" fo:country="US"/>
    </style:style>
    <style:style style:name="P57" style:parent-style-name="Normal" style:family="paragraph">
      <style:text-properties fo:language="en" fo:country="US"/>
    </style:style>
    <style:style style:name="P58" style:parent-style-name="Heading3" style:family="paragraph">
      <style:text-properties fo:language="en" fo:country="US"/>
    </style:style>
    <style:style style:name="P59" style:parent-style-name="Normal" style:family="paragraph">
      <style:text-properties fo:language="en" fo:country="US"/>
    </style:style>
    <style:style style:name="P60" style:parent-style-name="Heading4" style:family="paragraph">
      <style:text-properties fo:language="en" fo:country="US"/>
    </style:style>
    <style:style style:name="P61" style:parent-style-name="Normal" style:family="paragraph">
      <style:text-properties fo:language="en" fo:country="US"/>
    </style:style>
    <style:style style:name="P62" style:parent-style-name="Heading4" style:family="paragraph">
      <style:text-properties fo:language="en" fo:country="US"/>
    </style:style>
    <style:style style:name="P63" style:parent-style-name="Normal" style:family="paragraph">
      <style:text-properties fo:language="en" fo:country="US"/>
    </style:style>
    <style:style style:name="P64" style:parent-style-name="Heading4" style:family="paragraph">
      <style:text-properties fo:language="en" fo:country="US"/>
    </style:style>
    <style:style style:name="P65" style:parent-style-name="Normal" style:family="paragraph">
      <style:text-properties fo:language="en" fo:country="US"/>
    </style:style>
    <style:style style:name="P66" style:parent-style-name="Heading3" style:family="paragraph">
      <style:text-properties fo:language="en" fo:country="US"/>
    </style:style>
    <style:style style:name="P67" style:parent-style-name="Normal" style:family="paragraph">
      <style:text-properties fo:language="en" fo:country="US"/>
    </style:style>
    <style:style style:name="P68" style:parent-style-name="Heading4" style:family="paragraph">
      <style:text-properties fo:language="en" fo:country="US"/>
    </style:style>
    <style:style style:name="P69" style:parent-style-name="Normal" style:family="paragraph">
      <style:text-properties fo:language="en" fo:country="US"/>
    </style:style>
    <style:style style:name="P70" style:parent-style-name="Heading4" style:family="paragraph">
      <style:text-properties fo:language="en" fo:country="US"/>
    </style:style>
    <style:style style:name="P71" style:parent-style-name="Normal" style:family="paragraph">
      <style:text-properties fo:language="en" fo:country="US"/>
    </style:style>
    <style:style style:name="P72" style:parent-style-name="Heading4"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Heading4" style:family="paragraph">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color="#333333" fo:font-size="14pt" style:font-size-asian="14pt" style:font-size-complex="14pt" fo:background-color="#FFFFFF" fo:language="en" fo:country="US"/>
    </style:style>
    <style:style style:name="T79" style:parent-style-name="DefaultParagraphFont" style:family="text">
      <style:text-properties fo:language="en" fo:country="US"/>
    </style:style>
    <style:style style:name="T80" style:parent-style-name="DefaultParagraphFont" style:family="text">
      <style:text-properties fo:background-color="#FFFFFF" fo:language="en" fo:country="US"/>
    </style:style>
    <style:style style:name="T81" style:parent-style-name="DefaultParagraphFont" style:family="text">
      <style:text-properties fo:background-color="#FFFFFF" fo:language="en" fo:country="US"/>
    </style:style>
    <style:style style:name="T82" style:parent-style-name="DefaultParagraphFont" style:family="text">
      <style:text-properties fo:color="#000099" style:text-underline-type="single" style:text-underline-style="solid" style:text-underline-width="auto" style:text-underline-mode="continuous" fo:language="en" fo:country="US"/>
    </style:style>
    <style:style style:name="T83" style:parent-style-name="DefaultParagraphFont" style:family="text">
      <style:text-properties fo:color="#000099" style:text-underline-type="single" style:text-underline-style="solid" style:text-underline-width="auto" style:text-underline-mode="continuous" fo:language="en" fo:country="US"/>
    </style:style>
    <style:style style:name="T84" style:parent-style-name="DefaultParagraphFont" style:family="text">
      <style:text-properties fo:color="#000099" style:text-underline-type="single" style:text-underline-style="solid" style:text-underline-width="auto" style:text-underline-mode="continuous" fo:language="en" fo:country="US"/>
    </style:style>
    <style:style style:name="T85" style:parent-style-name="DefaultParagraphFont" style:family="text">
      <style:text-properties fo:color="#000099" style:text-underline-type="single" style:text-underline-style="solid" style:text-underline-width="auto" style:text-underline-mode="continuous" fo:language="en" fo:country="US"/>
    </style:style>
    <style:style style:name="T86" style:parent-style-name="DefaultParagraphFont" style:family="text">
      <style:text-properties fo:color="#000099" style:text-underline-type="single" style:text-underline-style="solid" style:text-underline-width="auto" style:text-underline-mode="continuous" fo:language="en" fo:country="US"/>
    </style:style>
    <style:style style:name="T87" style:parent-style-name="DefaultParagraphFont" style:family="text">
      <style:text-properties fo:color="#000099" style:text-underline-type="single" style:text-underline-style="solid" style:text-underline-width="auto" style:text-underline-mode="continuous" fo:language="en" fo:country="US"/>
    </style:style>
    <style:style style:name="T88" style:parent-style-name="DefaultParagraphFont" style:family="text">
      <style:text-properties fo:color="#000099" style:text-underline-type="single" style:text-underline-style="solid" style:text-underline-width="auto" style:text-underline-mode="continuous" fo:language="en" fo:country="US"/>
    </style:style>
    <style:style style:name="T89" style:parent-style-name="DefaultParagraphFont" style:family="text">
      <style:text-properties fo:color="#000099" style:text-underline-type="single" style:text-underline-style="solid" style:text-underline-width="auto" style:text-underline-mode="continuous" fo:language="en" fo:country="US"/>
    </style:style>
    <style:style style:name="T90" style:parent-style-name="DefaultParagraphFont" style:family="text">
      <style:text-properties fo:color="#000099" style:text-underline-type="single" style:text-underline-style="solid" style:text-underline-width="auto" style:text-underline-mode="continuous" fo:language="en" fo:country="US"/>
    </style:style>
    <style:style style:name="T91" style:parent-style-name="DefaultParagraphFont" style:family="text">
      <style:text-properties fo:color="#000099" style:text-underline-type="single" style:text-underline-style="solid" style:text-underline-width="auto" style:text-underline-mode="continuous" fo:language="en" fo:country="US"/>
    </style:style>
    <style:style style:name="T92" style:parent-style-name="DefaultParagraphFont" style:family="text">
      <style:text-properties fo:color="#000099" style:text-underline-type="single" style:text-underline-style="solid" style:text-underline-width="auto" style:text-underline-mode="continuous" fo:language="en" fo:country="US"/>
    </style:style>
    <style:style style:name="T93" style:parent-style-name="DefaultParagraphFont" style:family="text">
      <style:text-properties fo:color="#000099" style:text-underline-type="single" style:text-underline-style="solid" style:text-underline-width="auto" style:text-underline-mode="continuous" fo:language="en" fo:country="US"/>
    </style:style>
    <style:style style:name="T94" style:parent-style-name="DefaultParagraphFont" style:family="text">
      <style:text-properties fo:color="#000099" style:text-underline-type="single" style:text-underline-style="solid" style:text-underline-width="auto" style:text-underline-mode="continuous" fo:language="en" fo:country="US"/>
    </style:style>
    <style:style style:name="P95" style:parent-style-name="Normal" style:family="paragraph">
      <style:text-properties fo:language="en" fo:country="US"/>
    </style:style>
    <style:style style:name="P96" style:parent-style-name="Heading3" style:family="paragraph">
      <style:text-properties fo:language="en" fo:country="US"/>
    </style:style>
    <style:style style:name="P97" style:parent-style-name="Normal" style:family="paragraph">
      <style:text-properties fo:language="en" fo:country="US"/>
    </style:style>
    <style:style style:name="P98" style:parent-style-name="Heading3" style:family="paragraph">
      <style:text-properties fo:language="en" fo:country="US"/>
    </style:style>
    <style:style style:name="T99" style:parent-style-name="DefaultParagraphFont" style:family="text">
      <style:text-properties fo:language="en" fo:country="US"/>
    </style:style>
  </office:automatic-styles>
  <office:body>
    <office:text text:use-soft-page-breaks="true">
      <text:h text:style-name="P1" text:outline-level="1"><text:bookmark-start text:name="_Toc321855041"/><text:bookmark-start text:name="_Toc324423876"/>Requirements and Analysis Document<text:bookmark-end text:name="_Toc321855041"/><text:bookmark-end text:name="_Toc324423876"/></text:h>
      <text:p text:style-name="TOCHeading"><text:bookmark-start text:name="_Toc324423877"/>Contents<text:bookmark-end text:name="_Toc324423877"/></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324423876" office:target-frame-name="_top" xlink:show="replace"><text:span text:style-name="T3">Requirements and Analysis Document</text:span><text:tab/>1</text:a></text:p>
          <text:p text:style-name="P4"><text:a xlink:href="#_Toc324423877" office:target-frame-name="_top" xlink:show="replace"><text:span text:style-name="Hyperlink">Contents</text:span><text:tab/>1</text:a></text:p>
          <text:p text:style-name="P5"><text:a xlink:href="#_Toc324423878" office:target-frame-name="_top" xlink:show="replace"><text:span text:style-name="T6">1 Introduction</text:span><text:tab/>3</text:a></text:p>
          <text:p text:style-name="P7"><text:a xlink:href="#_Toc324423879" office:target-frame-name="_top" xlink:show="replace"><text:span text:style-name="T8">1.1 Purpose of application</text:span><text:tab/>3</text:a></text:p>
          <text:p text:style-name="P9"><text:a xlink:href="#_Toc324423880" office:target-frame-name="_top" xlink:show="replace"><text:span text:style-name="T10">1.2 General characteristics of application</text:span><text:tab/>3</text:a></text:p>
          <text:p text:style-name="P11"><text:a xlink:href="#_Toc324423881" office:target-frame-name="_top" xlink:show="replace"><text:span text:style-name="T12">1.3 Scope of application</text:span><text:tab/>3</text:a></text:p>
          <text:p text:style-name="P13"><text:a xlink:href="#_Toc324423882" office:target-frame-name="_top" xlink:show="replace"><text:span text:style-name="T14">1.4 Objectives and success criteria of the project</text:span><text:tab/>3</text:a></text:p>
          <text:p text:style-name="P15"><text:a xlink:href="#_Toc324423883" office:target-frame-name="_top" xlink:show="replace"><text:span text:style-name="T16">1.5 Definitions, acronyms and abbreviations</text:span><text:tab/>3</text:a></text:p>
          <text:p text:style-name="P17"><text:a xlink:href="#_Toc324423884" office:target-frame-name="_top" xlink:show="replace"><text:span text:style-name="T18">2 Proposed application</text:span><text:tab/>3</text:a></text:p>
          <text:p text:style-name="P19"><text:a xlink:href="#_Toc324423885" office:target-frame-name="_top" xlink:show="replace"><text:span text:style-name="T20">2.1 Overview</text:span><text:tab/>3</text:a></text:p>
          <text:p text:style-name="P21"><text:a xlink:href="#_Toc324423886" office:target-frame-name="_top" xlink:show="replace"><text:span text:style-name="T22">2.2 Functional requirements</text:span><text:tab/>3</text:a></text:p>
          <text:p text:style-name="P23"><text:a xlink:href="#_Toc324423887" office:target-frame-name="_top" xlink:show="replace"><text:span text:style-name="T24">2.3 Non-functional requirements</text:span><text:tab/>3</text:a></text:p>
          <text:p text:style-name="P25"><text:a xlink:href="#_Toc324423888" office:target-frame-name="_top" xlink:show="replace"><text:span text:style-name="T26">2.3.4 Supportability</text:span><text:tab/>4</text:a></text:p>
          <text:p text:style-name="P27"><text:a xlink:href="#_Toc324423889" office:target-frame-name="_top" xlink:show="replace"><text:span text:style-name="T28">2.4 Test Cases</text:span><text:tab/>4</text:a></text:p>
          <text:p text:style-name="P29"><text:a xlink:href="#_Toc324423890" office:target-frame-name="_top" xlink:show="replace"><text:span text:style-name="T30">2.5 References</text:span><text:tab/>4</text:a></text:p>
        </text:index-body>
      </text:table-of-content>
      <text:p text:style-name="P31"/>
      <text:p text:style-name="Normal"/>
      <text:p text:style-name="P32"/>
      <text:h text:style-name="P33" text:outline-level="2"><text:bookmark-start text:name="_Toc321855042"/></text:h>
      <text:h text:style-name="P34" text:outline-level="2"/>
      <text:h text:style-name="P35" text:outline-level="2"/>
      <text:h text:style-name="P36" text:outline-level="2"/>
      <text:h text:style-name="P37" text:outline-level="2"/>
      <text:h text:style-name="P38" text:outline-level="2"/>
      <text:h text:style-name="P39" text:outline-level="2"/>
      <text:p text:style-name="P40"/>
      <text:h text:style-name="P41" text:outline-level="2"><text:bookmark-start text:name="_Toc324423878"/>1 Introduction<text:bookmark-end text:name="_Toc321855042"/><text:bookmark-end text:name="_Toc324423878"/><text:s/></text:h>
      <text:p text:style-name="P42">We are developing an application for Android.</text:p>
      <text:h text:style-name="P43" text:outline-level="3"><text:bookmark-start text:name="_Toc321855043"/><text:bookmark-start text:name="_Toc324423879"/>1.1 Purpose of application<text:bookmark-end text:name="_Toc321855043"/><text:bookmark-end text:name="_Toc324423879"/></text:h>
      <text:p text:style-name="P44">The purpose of the<text:s/>application is to help the user use and overview their sleep style.</text:p>
      <text:h text:style-name="P45" text:outline-level="3"><text:bookmark-start text:name="_Toc321855044"/><text:bookmark-start text:name="_Toc324423880"/>1.2 General characteristics of application<text:bookmark-end text:name="_Toc321855044"/><text:bookmark-end text:name="_Toc324423880"/></text:h>
      <text:p text:style-name="P46">It’s a calendar, with alarms and notices based on a calendar view. <text:s/></text:p>
      <text:h text:style-name="P47" text:outline-level="3"><text:bookmark-start text:name="_Toc321855045"/><text:bookmark-start text:name="_Toc324423881"/>1.3 Scope of application<text:bookmark-end text:name="_Toc321855045"/><text:bookmark-end text:name="_Toc324423881"/></text:h>
      <text:p text:style-name="P48">There is no<text:s/>application<text:s/>available for<text:s/>this kind of control over your preferred sleep style.</text:p>
      <text:h text:style-name="P49" text:outline-level="3"><text:bookmark-start text:name="_Toc321855046"/><text:bookmark-start text:name="_Toc324423882"/>1.4 Objectives and success criteria of the project<text:bookmark-end text:name="_Toc321855046"/><text:bookmark-end text:name="_Toc324423882"/></text:h>
      <text:p text:style-name="P50">To have a working prototype and a project report.<text:s/>An<text:s/>objective for the application is to complete and fulfill all the requirements for the application.<text:s/>This will be done in sprints, with the “Mona-Lisa-approach” (as described during the Scrum Presentation).<text:s/>Another objective for the project is that all members of the project should be able to<text:s/>understand and<text:s/>work in<text:s/>future projects with<text:s/>different areas<text:s/>within software engineering<text:s/>(GUI, Scrum,<text:s/>Waterfall, Builds, Releases, Requirements,<text:s/>Testing etc).</text:p>
      <text:h text:style-name="P51" text:outline-level="3"><text:bookmark-start text:name="_Toc321855047"/><text:bookmark-start text:name="_Toc324423883"/>1.5 Definitions, acronyms and abbreviations<text:bookmark-end text:name="_Toc321855047"/><text:bookmark-end text:name="_Toc324423883"/></text:h>
      <text:p text:style-name="P52">GUI - Graphical user interface</text:p>
      <text:h text:style-name="P53" text:outline-level="2"><text:bookmark-start text:name="_Toc321855048"/><text:bookmark-start text:name="_Toc324423884"/>2 Proposed application<text:bookmark-end text:name="_Toc321855048"/><text:bookmark-end text:name="_Toc324423884"/></text:h>
      <text:h text:style-name="P54" text:outline-level="3"><text:bookmark-start text:name="_Toc321855049"/><text:bookmark-start text:name="_Toc324423885"/>2.1 Overview<text:bookmark-end text:name="_Toc321855049"/><text:bookmark-end text:name="_Toc324423885"/></text:h>
      <text:p text:style-name="P55">To know when to sleep and when to be awake.</text:p>
      <text:h text:style-name="P56" text:outline-level="3"><text:bookmark-start text:name="_Toc321855050"/><text:bookmark-start text:name="_Toc324423886"/>2.2 Functional requirements<text:bookmark-end text:name="_Toc321855050"/><text:bookmark-end text:name="_Toc324423886"/></text:h>
      <text:p text:style-name="P57"><text:s/>See attached file ”Requirements.odt”.<text:s/>Functional requirements for a system describes what the system should do. The requirements can be written<text:s/>at different levels of detail<text:s/>and can be based on both user requirements and system requirements (Sommerville, 2007).</text:p>
      <text:h text:style-name="P58" text:outline-level="3"><text:bookmark-start text:name="_Toc321855051"/><text:bookmark-start text:name="_Toc324423887"/>2.3 Non-functional requirements<text:bookmark-end text:name="_Toc321855051"/><text:bookmark-end text:name="_Toc324423887"/></text:h>
      <text:p text:style-name="P59">See attached file ”Requirements.odt”.<text:s/>Non-functional requirements are constraints on the services of functions offered by the system, for example regarding timing<text:s/>and<text:s/>the development process. Non-functional requirements often apply to the system as a whole (Sommerville, 2007).</text:p>
      <text:h text:style-name="P60" text:outline-level="4">2.3.1 Usability</text:h>
      <text:p text:style-name="P61">The application support Android API Level 8, but may very well work on lower API’s.<text:s/>The system will have to be intuitive and a user should be able to work the system without the use of a manual.<text:s/>A user should be able to<text:s/>choose a sleep style<text:s/>with ease.<text:s/></text:p>
      <text:h text:style-name="P62" text:outline-level="4">2.3.2 Reliability</text:h>
      <text:p text:style-name="P63">Don’t require a lot of memory. Does not require a network connection.</text:p>
      <text:soft-page-break/>
      <text:h text:style-name="P64" text:outline-level="4">2.3.3<text:s/>Performance</text:h>
      <text:p text:style-name="P65">The application is small and will run well on a normal Android phone.<text:s/></text:p>
      <text:h text:style-name="P66" text:outline-level="3"><text:bookmark-start text:name="_Toc321855052"/><text:bookmark-start text:name="_Toc324423888"/>2.3.4 Supportability<text:bookmark-end text:name="_Toc321855052"/><text:bookmark-end text:name="_Toc324423888"/></text:h>
      <text:p text:style-name="P67">It<text:s/>should<text:s/>not<text:s/>be hard to support the software.<text:s/>This is to be done by professionals with insight into software engineering. However the documentation should allow for any such professional to do it, hence the life of the system is not dependent on the engagement of the creators.</text:p>
      <text:h text:style-name="P68" text:outline-level="4">2.3.5 Implementation</text:h>
      <text:p text:style-name="P69">We are using the MVC pattern to develop the application. The view needs be event based to receive information from user. <text:s/></text:p>
      <text:h text:style-name="P70" text:outline-level="4">2.3.6 Verification</text:h>
      <text:p text:style-name="P71">Testing with test cases. See “Test Cases.odt”</text:p>
      <text:h text:style-name="P72" text:outline-level="4">2.3.7 Packaging and installation</text:h>
      <text:p text:style-name="P73">Install an .apk file on the phone.<text:s/></text:p>
      <text:p text:style-name="P74">The application will be available through the application<text:s/>markets<text:s/>available electronically and accessible directly through your phone. This<text:s/>is<text:s/>Android-market<text:s/>to begin with.</text:p>
      <text:p text:style-name="P75">Installation must be automatic and application needs to be executable<text:s/>once it is downloaded.</text:p>
      <text:h text:style-name="P76" text:outline-level="4">2.3.8 Legal</text:h>
      <text:p text:style-name="Normal"><text:span text:style-name="T77">The Application is under an Apache license, version 2.0</text:span><text:span text:style-name="T78">.</text:span><text:span text:style-name="T79"><text:s/></text:span><text:span text:style-name="T80">For more<text:s/></text:span><text:span text:style-name="T81">information<text:s/></text:span><text:a xlink:href="http://www.apache.org/licenses/LICENSE-2.0.html" office:target-frame-name="_top" xlink:show="replace"><text:span text:style-name="T82">http</text:span></text:a><text:a xlink:href="http://www.apache.org/licenses/LICENSE-2.0.html" office:target-frame-name="_top" xlink:show="replace"><text:span text:style-name="T83">://</text:span></text:a><text:a xlink:href="http://www.apache.org/licenses/LICENSE-2.0.html" office:target-frame-name="_top" xlink:show="replace"><text:span text:style-name="T84">www</text:span></text:a><text:a xlink:href="http://www.apache.org/licenses/LICENSE-2.0.html" office:target-frame-name="_top" xlink:show="replace"><text:span text:style-name="T85">.</text:span></text:a><text:a xlink:href="http://www.apache.org/licenses/LICENSE-2.0.html" office:target-frame-name="_top" xlink:show="replace"><text:span text:style-name="T86">apache</text:span></text:a><text:a xlink:href="http://www.apache.org/licenses/LICENSE-2.0.html" office:target-frame-name="_top" xlink:show="replace"><text:span text:style-name="T87">.</text:span></text:a><text:a xlink:href="http://www.apache.org/licenses/LICENSE-2.0.html" office:target-frame-name="_top" xlink:show="replace"><text:span text:style-name="T88">org</text:span></text:a><text:a xlink:href="http://www.apache.org/licenses/LICENSE-2.0.html" office:target-frame-name="_top" xlink:show="replace"><text:span text:style-name="T89">/</text:span></text:a><text:a xlink:href="http://www.apache.org/licenses/LICENSE-2.0.html" office:target-frame-name="_top" xlink:show="replace"><text:span text:style-name="T90">licenses</text:span></text:a><text:a xlink:href="http://www.apache.org/licenses/LICENSE-2.0.html" office:target-frame-name="_top" xlink:show="replace"><text:span text:style-name="T91">/</text:span></text:a><text:a xlink:href="http://www.apache.org/licenses/LICENSE-2.0.html" office:target-frame-name="_top" xlink:show="replace"><text:span text:style-name="T92">LICENSE</text:span></text:a><text:a xlink:href="http://www.apache.org/licenses/LICENSE-2.0.html" office:target-frame-name="_top" xlink:show="replace"><text:span text:style-name="T93">-2.0.</text:span></text:a><text:a xlink:href="http://www.apache.org/licenses/LICENSE-2.0.html" office:target-frame-name="_top" xlink:show="replace"><text:span text:style-name="T94">html</text:span></text:a></text:p>
      <text:p text:style-name="P95">We choose to develop our program as an open source project and there are no problems with an Apache 2.0 license.<text:s/></text:p>
      <text:h text:style-name="P96" text:outline-level="3"><text:bookmark-start text:name="_Toc324423889"/>2.4<text:s/>Test Cases<text:bookmark-end text:name="_Toc324423889"/></text:h>
      <text:p text:style-name="P97">For the test cases see attached file “Test Cases.odt”</text:p>
      <text:h text:style-name="P98" text:outline-level="3"><text:bookmark-start text:name="_Toc324423890"/>2.5<text:s/>References<text:bookmark-end text:name="_Toc324423890"/></text:h>
      <text:p text:style-name="Normal"><text:span text:style-name="T99">Sommerville, Ian (2007). Software engineering. Eight edition, Pearson Education Limited, Edinburgh Gate, Engla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weight="bold" style:font-weight-asian="bold" style:font-weight-complex="bold" fo:color="#000000" style:letter-kerning="true" fo:font-size="24pt" style:font-size-asian="24pt" style:font-size-complex="24pt" style:language-asian="sv" style:country-asian="SE"/>
    </style:style>
    <style:style style:name="Standard" style:display-name="Standard" style:family="paragraph">
      <style:paragraph-properties style:punctuation-wrap="simple" style:text-autospace="none" fo:margin-bottom="0in"/>
      <style:text-properties style:font-name="Arial" style:font-name-asian="Arial" style:font-name-complex="Arial" fo:color="#000000" style:letter-kerning="true" style:language-asian="sv" style:country-asian="SE"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OCHeading" style:display-name="TOC Heading" style:family="paragraph" style:parent-style-name="Heading1" style:next-style-name="Normal" style:default-outline-level="1">
      <style:paragraph-properties fo:keep-with-next="always" fo:keep-together="always" style:punctuation-wrap="hanging" style:text-autospace="ideograph-alpha" style:vertical-align="auto" fo:margin-bottom="0in"/>
      <style:text-properties style:font-name="Cambria" style:font-name-asian="Times New Roman" style:font-name-complex="Times New Roman" fo:color="#365F91" style:letter-kerning="false" fo:font-size="14pt" style:font-size-asian="14pt" style:font-size-complex="14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zer</meta:initial-creator>
    <dc:creator>Johannes</dc:creator>
    <meta:creation-date>2012-04-10T18:59:00Z</meta:creation-date>
    <dc:date>2012-05-10T12:35:00Z</dc:date>
    <meta:template xlink:href="Normal" xlink:type="simple"/>
    <meta:editing-cycles>19</meta:editing-cycles>
    <meta:editing-duration>PT4020S</meta:editing-duration>
    <meta:document-statistic meta:page-count="4" meta:paragraph-count="11" meta:word-count="914" meta:character-count="5750" meta:row-count="40" meta:non-whitespace-character-count="4847"/>
  </office:meta>
</office:document-meta>
</file>